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688cm" fo:padding-top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3.176cm" svg:height="0.789cm" svg:x="3.161cm" svg:y="0.515cm"><draw:text-box><text:p text:style-name="P1"><text:span text:style-name="T1">GameState</text:span></text:p></draw:text-box></draw:frame><draw:frame text:anchor-type="paragraph" draw:z-index="1" draw:style-name="gr1" draw:text-style-name="P2" svg:width="3.176cm" svg:height="0.789cm" svg:x="9.511cm" svg:y="0.515cm"><draw:text-box><text:p text:style-name="P1"><text:span text:style-name="T1">GameFrame</text:span></text:p></draw:text-box></draw:frame><draw:line text:anchor-type="paragraph" draw:z-index="2" draw:style-name="gr2" draw:text-style-name="P1" svg:x1="9.511cm" svg:y1="0.885cm" svg:x2="6.336cm" svg:y2="0.885cm"><text:p/></draw:line><draw:frame text:anchor-type="paragraph" draw:z-index="3" draw:style-name="gr1" draw:text-style-name="P2" svg:width="3.176cm" svg:height="0.789cm" svg:x="0.594cm" svg:y="3.214cm"><draw:text-box><text:p text:style-name="P1"><text:span text:style-name="T1">GameMap</text:span></text:p></draw:text-box></draw:frame><draw:frame text:anchor-type="paragraph" draw:z-index="4" draw:style-name="gr1" draw:text-style-name="P2" svg:width="3.176cm" svg:height="0.789cm" svg:x="4.987cm" svg:y="3.214cm"><draw:text-box><text:p text:style-name="P1"><text:span text:style-name="T1">Player</text:span></text:p></draw:text-box></draw:frame><draw:frame text:anchor-type="paragraph" draw:z-index="5" draw:style-name="gr1" draw:text-style-name="P2" svg:width="3.176cm" svg:height="0.789cm" svg:x="-0.543cm" svg:y="5.674cm"><draw:text-box><text:p text:style-name="P1"><text:span text:style-name="T1">Tile</text:span></text:p></draw:text-box></draw:frame><draw:frame text:anchor-type="paragraph" draw:z-index="6" draw:style-name="gr1" draw:text-style-name="P2" svg:width="3.176cm" svg:height="0.789cm" svg:x="4.008cm" svg:y="5.674cm"><draw:text-box><text:p text:style-name="P1"><text:span text:style-name="T1">Entity</text:span></text:p></draw:text-box></draw:frame><draw:line text:anchor-type="paragraph" draw:z-index="7" draw:style-name="gr3" draw:text-style-name="P1" svg:x1="2.155cm" svg:y1="3.214cm" svg:x2="4.351cm" svg:y2="1.304cm"><text:p/></draw:line><draw:line text:anchor-type="paragraph" draw:z-index="8" draw:style-name="gr3" draw:text-style-name="P1" svg:x1="6.521cm" svg:y1="3.214cm" svg:x2="5.145cm" svg:y2="1.304cm"><text:p/></draw:line><draw:line text:anchor-type="paragraph" draw:z-index="9" draw:style-name="gr3" draw:text-style-name="P1" svg:x1="5.489cm" svg:y1="5.674cm" svg:x2="3.214cm" svg:y2="4.002cm"><text:p/></draw:line><draw:line text:anchor-type="paragraph" draw:z-index="10" draw:style-name="gr3" draw:text-style-name="P1" svg:x1="1.071cm" svg:y1="5.674cm" svg:x2="2.129cm" svg:y2="4.002cm"><text:p/></draw:line><draw:frame text:anchor-type="paragraph" draw:z-index="11" draw:style-name="gr1" draw:text-style-name="P2" svg:width="3.176cm" svg:height="0.789cm" svg:x="9.061cm" svg:y="3.24cm"><draw:text-box><text:p text:style-name="P1"><text:span text:style-name="T1">MapPanel</text:span></text:p></draw:text-box></draw:frame><draw:frame text:anchor-type="paragraph" draw:z-index="12" draw:style-name="gr1" draw:text-style-name="P2" svg:width="3.176cm" svg:height="0.789cm" svg:x="13.215cm" svg:y="3.24cm"><draw:text-box><text:p text:style-name="P1"><text:span text:style-name="T1">Controls</text:span></text:p></draw:text-box></draw:frame><draw:frame text:anchor-type="paragraph" draw:z-index="13" draw:style-name="gr1" draw:text-style-name="P2" svg:width="3.176cm" svg:height="0.789cm" svg:x="14.564cm" svg:y="0.515cm"><draw:text-box><text:p text:style-name="P1"><text:span text:style-name="T1">SpriteCache</text:span></text:p></draw:text-box></draw:frame><draw:line text:anchor-type="paragraph" draw:z-index="14" draw:style-name="gr3" draw:text-style-name="P1" svg:x1="10.702cm" svg:y1="3.241cm" svg:x2="11.046cm" svg:y2="1.304cm"><text:p/></draw:line><draw:line text:anchor-type="paragraph" draw:z-index="15" draw:style-name="gr3" draw:text-style-name="P1" svg:x1="14.909cm" svg:y1="3.241cm" svg:x2="12.686cm" svg:y2="1.304cm"><text:p/></draw:line><draw:line text:anchor-type="paragraph" draw:z-index="16" draw:style-name="gr3" draw:text-style-name="P1" svg:x1="14.565cm" svg:y1="0.833cm" svg:x2="12.686cm" svg:y2="0.88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marker draw:name="Arrowheads_20_3" draw:display-name="Arrowheads 3" svg:viewBox="0 0 3000 6000" svg:d="M1500 0l1500 3000-1500 3000-1500-30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2:23:53.569046981</meta:creation-date>
    <dc:date>2015-01-22T13:14:56.103911732</dc:date>
    <meta:editing-duration>PT5M56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